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1f2f49" officeooo:paragraph-rsid="001f2f49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f2f49" officeooo:paragraph-rsid="001f2f49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22590d" officeooo:paragraph-rsid="0022590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c6fdf" officeooo:paragraph-rsid="002c6fdf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315ec6" officeooo:paragraph-rsid="00315ec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364697" officeooo:paragraph-rsid="00364697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officeooo:rsid="001f2f49" officeooo:paragraph-rsid="001f2f49" style:font-size-asian="10pt" style:font-size-complex="10pt"/>
    </style:style>
    <style:style style:name="P8" style:family="paragraph" style:parent-style-name="Standard">
      <style:text-properties fo:font-size="10pt" officeooo:rsid="001f2f49" officeooo:paragraph-rsid="003746bc" style:font-size-asian="10pt" style:font-size-complex="10pt"/>
    </style:style>
    <style:style style:name="P9" style:family="paragraph" style:parent-style-name="Standard">
      <style:text-properties fo:font-size="10pt" officeooo:rsid="001f2f49" officeooo:paragraph-rsid="00354ac0" style:font-size-asian="10pt" style:font-size-complex="10pt"/>
    </style:style>
    <style:style style:name="P10" style:family="paragraph" style:parent-style-name="Standard">
      <style:text-properties fo:font-size="10pt" officeooo:rsid="00315ec6" officeooo:paragraph-rsid="00315ec6" style:font-size-asian="10pt" style:font-size-complex="10pt"/>
    </style:style>
    <style:style style:name="P11" style:family="paragraph" style:parent-style-name="Standard">
      <style:text-properties fo:font-size="10pt" fo:font-weight="normal" officeooo:rsid="0022590d" officeooo:paragraph-rsid="0022590d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2590d" officeooo:paragraph-rsid="00244776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2590d" officeooo:paragraph-rsid="002e4fac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2590d" officeooo:paragraph-rsid="002fc316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c6fdf" officeooo:paragraph-rsid="002c6fdf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fc316" officeooo:paragraph-rsid="002fc316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364697" officeooo:paragraph-rsid="0036469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f2f49" officeooo:paragraph-rsid="003746bc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cefc" style:font-weight-asian="bold" style:font-weight-complex="bold"/>
    </style:style>
    <style:style style:name="T3" style:family="text">
      <style:text-properties officeooo:rsid="00209262"/>
    </style:style>
    <style:style style:name="T4" style:family="text">
      <style:text-properties officeooo:rsid="00244776"/>
    </style:style>
    <style:style style:name="T5" style:family="text">
      <style:text-properties officeooo:rsid="002554c1"/>
    </style:style>
    <style:style style:name="T6" style:family="text">
      <style:text-properties officeooo:rsid="0026f679"/>
    </style:style>
    <style:style style:name="T7" style:family="text">
      <style:text-properties officeooo:rsid="0027645f"/>
    </style:style>
    <style:style style:name="T8" style:family="text">
      <style:text-properties officeooo:rsid="002a03de"/>
    </style:style>
    <style:style style:name="T9" style:family="text">
      <style:text-properties officeooo:rsid="002b4234"/>
    </style:style>
    <style:style style:name="T10" style:family="text">
      <style:text-properties officeooo:rsid="002e4fac"/>
    </style:style>
    <style:style style:name="T11" style:family="text">
      <style:text-properties officeooo:rsid="002fc316"/>
    </style:style>
    <style:style style:name="T12" style:family="text">
      <style:text-properties officeooo:rsid="0032dcd9"/>
    </style:style>
    <style:style style:name="T13" style:family="text">
      <style:text-properties officeooo:rsid="003404d9"/>
    </style:style>
    <style:style style:name="T14" style:family="text">
      <style:text-properties officeooo:rsid="00354ac0"/>
    </style:style>
    <style:style style:name="T15" style:family="text">
      <style:text-properties officeooo:rsid="003746bc"/>
    </style:style>
    <style:style style:name="T16" style:family="text">
      <style:text-properties officeooo:rsid="003ac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ôle de lecture sur un manga</text:p>
      <text:p text:style-name="P7"/>
      <text:p text:style-name="P7">(1) A propos de la planche photocopiée, numéroter les cases dans l’ordre de la lecture <text:span text:style-name="T1">en écrivant directement sur la planche</text:span></text:p>
      <text:p text:style-name="P7"/>
      <text:p text:style-name="P7">(2) A propos de la planche photocopiée, dire qui sont les personnages qui apparaissent <text:s/>sur la planche et ce qu’ils font. <text:span text:style-name="T2">(répondre au dos)</text:span></text:p>
      <text:p text:style-name="P7"/>
      <text:p text:style-name="P7">(3) (QCM) Répondre aux trois questions suivantes :</text:p>
      <text:p text:style-name="P2">Deux Ans de Vacances</text:p>
      <text:p text:style-name="P7"><text:tab/>(a) En quelle année commence l’histoire ?</text:p>
      <text:p text:style-name="P7"><text:tab/>1660 / 1760 / *1860 / 1960 / 2060</text:p>
      <text:p text:style-name="P7"/>
      <text:p text:style-name="P7"><text:tab/>(b) <text:span text:style-name="T3">Comment s’appelle le bateau au début de l’histoire ?</text:span></text:p>
      <text:p text:style-name="P7"><text:tab/><text:span text:style-name="T3">Vernes / Bryan / Doliphant / *Sloughi / </text:span><text:span text:style-name="T8">LeMarco</text:span></text:p>
      <text:p text:style-name="P7"/>
      <text:p text:style-name="P7"><text:tab/><text:span text:style-name="T3">(c) Quel est le pays d’où sont originaires les personnages principaux ?</text:span></text:p>
      <text:p text:style-name="P7"><text:tab/>*<text:span text:style-name="T3">Nouvelle Zélande / France / USA<text:tab/>/ Allemagne / </text:span><text:span text:style-name="T9">Italie</text:span></text:p>
      <text:p text:style-name="P7"/>
      <text:p text:style-name="P3">Roméo et Juliette</text:p>
      <text:p text:style-name="P11"><text:tab/>(a) Dans quelle ville se situe l’action ?</text:p>
      <text:p text:style-name="P11"><text:tab/>Paris<text:tab/>/ *Vérone / Pise / Berlin / <text:span text:style-name="T4">New-York / </text:span><text:span text:style-name="T10">Londres</text:span></text:p>
      <text:p text:style-name="P11"><text:tab/></text:p>
      <text:p text:style-name="P12"><text:tab/>(<text:span text:style-name="T4">b</text:span>) Dans quel <text:span text:style-name="T4">pays</text:span> se situe l’action ?</text:p>
      <text:p text:style-name="P12"><text:tab/><text:span text:style-name="T4">France / *Italie / </text:span><text:span text:style-name="T5">Allemagne / </text:span><text:span text:style-name="T6">USA / Espagne / </text:span><text:span text:style-name="T11">Inde</text:span></text:p>
      <text:p text:style-name="P12"/>
      <text:p text:style-name="P12"><text:tab/><text:span text:style-name="T6">(c) Quel est le nom de famille de l’héroïne ?</text:span></text:p>
      <text:p text:style-name="P12"><text:tab/><text:span text:style-name="T6">Capule</text:span><text:span text:style-name="T8">t / </text:span><text:span text:style-name="T6">Montaigu / </text:span><text:span text:style-name="T7">Mercutio / </text:span><text:span text:style-name="T8">Tybalt</text:span></text:p>
      <text:p text:style-name="P12"/>
      <text:p text:style-name="P4">La Petite Princesse Sara</text:p>
      <text:p text:style-name="P15"><text:tab/>(a) De quel conte ce manga est-il inspiré ?</text:p>
      <text:p text:style-name="P15"><text:tab/>Else la fûtée / *Cendrillon / Blanche Neige / Le Petit Chaperon Rouge</text:p>
      <text:p text:style-name="P15"/>
      <text:p text:style-name="P15"><text:tab/>(b) <text:span text:style-name="T10">Dans quelle ville l’action de ce manga est-elle située ?</text:span></text:p>
      <text:p text:style-name="P13"><text:tab/>Paris<text:tab/>/ Vérone / Pise / Berlin / <text:span text:style-name="T4">New-York / *</text:span><text:span text:style-name="T10">Londres</text:span></text:p>
      <text:p text:style-name="P13"/>
      <text:p text:style-name="P16"><text:tab/>(c) Dans quel pays le père de Sara part-il travailler ?</text:p>
      <text:p text:style-name="P14"><text:tab/><text:span text:style-name="T4">France / Italie / </text:span><text:span text:style-name="T5">Allemagne / </text:span><text:span text:style-name="T6">USA / Espagne / *</text:span><text:span text:style-name="T11">Inde</text:span></text:p>
      <text:p text:style-name="P7"><text:s/></text:p>
      <text:p text:style-name="P5">Dédale</text:p>
      <text:p text:style-name="P10"><text:tab/>(a) Que voit-on depuis l’extérieur du bâtiment ?</text:p>
      <text:p text:style-name="P10"><text:tab/>un parking / *un parc / <text:span text:style-name="T12">un océan / une montagne / rien</text:span></text:p>
      <text:p text:style-name="P7"/>
      <text:p text:style-name="P7"><text:tab/><text:span text:style-name="T13">(b) </text:span><text:span text:style-name="T14">Comment s’appelle l’héroïne ?</text:span></text:p>
      <text:p text:style-name="P8"><text:tab/>*<text:span text:style-name="T14">Reika / Tsuko / Hime / Yôko / Hitsume / Tagami / </text:span><text:span text:style-name="T15">Ippei</text:span></text:p>
      <text:p text:style-name="P7"/>
      <text:p text:style-name="P7"><text:span text:style-name="T14"><text:tab/>(c) Comment s’appelle l’auteur du message laissé sur la table ?</text:span></text:p>
      <text:p text:style-name="P9"><text:tab/><text:span text:style-name="T14">Reika / Tsuko / Hime / Yôko / Hitsume / *Tagami / </text:span><text:span text:style-name="T15">Ippei</text:span></text:p>
      <text:p text:style-name="P9"/>
      <text:p text:style-name="P6">A l’assaut du Roi</text:p>
      <text:p text:style-name="P17"><text:tab/><text:span text:style-name="T15">(a) Comment s’appelle le personnage principal ?</text:span></text:p>
      <text:p text:style-name="P18"><text:tab/><text:span text:style-name="T14">Reika / Tsuko / Hime / Yôko / Hitsume / Tagami / *</text:span><text:span text:style-name="T15">Ippei</text:span></text:p>
      <text:p text:style-name="P18"/>
      <text:p text:style-name="P18"><text:tab/><text:span text:style-name="T15">(b) Qui fait vraiment découvrir les échecs à ce personnage principal ?</text:span></text:p>
      <text:p text:style-name="P18"><text:tab/><text:span text:style-name="T14">Reika / Tsuko / *Hime / Yôko / Hitsume / Tagami / </text:span><text:span text:style-name="T15">Ippei</text:span></text:p>
      <text:p text:style-name="P18"/>
      <text:p text:style-name="P18"><text:span text:style-name="T15"><text:tab/>(c) L’héroïne a beaucoup joué aux échecs seule parce qu’elle est restée longtemps…</text:span></text:p>
      <text:p text:style-name="P18"><text:tab/><text:span text:style-name="T15">enfermée chez elle / enfermée dans une tour / à l’hôpital / dans la r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6:50:03.769468151</meta:creation-date>
    <dc:date>2021-03-14T18:13:12.366487026</dc:date>
    <meta:editing-duration>PT52M37S</meta:editing-duration>
    <meta:editing-cycles>26</meta:editing-cycles>
    <meta:generator>LibreOffice/7.1.1.2$Linux_X86_64 LibreOffice_project/10$Build-2</meta:generator>
    <meta:document-statistic meta:table-count="0" meta:image-count="0" meta:object-count="0" meta:page-count="1" meta:paragraph-count="41" meta:word-count="389" meta:character-count="2046" meta:non-whitespace-character-count="1663"/>
  </office:meta>
</office:document-meta>
</file>